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272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27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12" style:family="paragraph" style:parent-style-name="Table_20_Contents">
      <style:text-properties fo:font-size="14pt" style:font-size-asian="14pt" style:font-size-complex="14pt"/>
    </style:style>
    <style:style style:name="P313" style:family="paragraph" style:parent-style-name="Table_20_Contents">
      <style:text-properties style:font-name="ＭＳ Ｐゴシック" style:font-name-asian="ＭＳ Ｐゴシック"/>
    </style:style>
    <style:style style:name="P31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15" style:family="paragraph" style:parent-style-name="Standard" style:list-style-name="L272">
      <style:text-properties style:font-name="Arial" fo:font-size="13pt" style:font-name-asian="Arimo" style:font-size-asian="13pt" style:font-size-complex="13pt"/>
    </style:style>
    <style:style style:name="P3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208028590893323196" text:style-name="L1">
              <text:list-item>
                <text:p text:style-name="P25">開始 <text:s/>：　１０：１０무렵</text:p>
              </text:list-item>
              <text:list-item>
                <text:p text:style-name="P25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5245598995755246510" text:style-name="L2">
              <text:list-item>
                <text:p text:style-name="P26">足立工業。세 사람. </text:p>
              </text:list-item>
              <text:list-item>
                <text:p text:style-name="P26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6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6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118640817960838512" text:style-name="L3">
              <text:list-item>
                <text:p text:style-name="P27">바이브는 세 사람으로 했었다. 제일 마지막, 슬라브를 칠 때가 되어, 두 사람으로 했다.</text:p>
              </text:list-item>
              <text:list-item>
                <text:p text:style-name="P27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472430326027509863" text:style-name="L4">
              <text:list-item>
                <text:p text:style-name="P28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8673507357774020703" text:style-name="L5">
              <text:list-item>
                <text:p text:style-name="P29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7128652248247619630" text:style-name="L6">
              <text:list-item>
                <text:p text:style-name="P30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6180021030223047078" text:style-name="L7">
              <text:list-item>
                <text:p text:style-name="P31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1870262270357143678" text:style-name="L8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2826705084276952828" text:style-name="L9">
              <text:list-item>
                <text:p text:style-name="P33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2443365656332424475" text:style-name="L10">
              <text:list-item>
                <text:p text:style-name="P34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474442653982845329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2110385537864786196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1331667892083384631" text:style-name="L13">
              <text:list-item>
                <text:p text:style-name="P37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4667999290722466626" text:style-name="L14">
              <text:list-item>
                <text:p text:style-name="P3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8814482490930023999" text:style-name="L15">
              <text:list-item>
                <text:p text:style-name="P3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755379491992760948" text:style-name="L16">
              <text:list-item>
                <text:p text:style-name="P40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34419502329654350" text:style-name="L17">
              <text:list-item>
                <text:p text:style-name="P41">開始　：　９時すぎか。</text:p>
              </text:list-item>
              <text:list-item>
                <text:p text:style-name="P41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458452331502307987" text:style-name="L18">
              <text:list-item>
                <text:p text:style-name="P42">那須産業。두 사람.</text:p>
              </text:list-item>
              <text:list-item>
                <text:p text:style-name="P42">한 사람은 일본인. <text:s/>다른 사람은 베트남인인가.</text:p>
              </text:list-item>
              <text:list-item>
                <text:p text:style-name="P42">일본인 분. 직장인가. 체격이 좋다. / 처음 때, 토공 가게 분들의 이른바 `도시락` 을 스스로 그 위치를 바꾸고 있었다. </text:p>
              </text:list-item>
              <text:list-item>
                <text:p text:style-name="P42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5375794000102178303" text:style-name="L19">
              <text:list-item>
                <text:p text:style-name="P43">바이브(진동기), 두 사람. / 내가 담당했던 사람은 베트남인. 젊다. 작은 몸집.</text:p>
              </text:list-item>
              <text:list-item>
                <text:p text:style-name="P43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326522401465892533" text:style-name="L20">
              <text:list-item>
                <text:p text:style-name="P44">본직 사람일까. 175 정도. 긴 몸집. 길쭉하다.</text:p>
              </text:list-item>
              <text:list-item>
                <text:p text:style-name="P44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7761204024848090567" text:style-name="L21">
              <text:list-item>
                <text:p text:style-name="P45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861519400290384805" text:style-name="L22">
              <text:list-item>
                <text:p text:style-name="P46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5392893047034853258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880793181311212447" text:style-name="L24">
              <text:list-item>
                <text:p text:style-name="P48">세 명. 소장은 간사이의 사람인가. 말 속에 그 지역의 억양이 넣고 있다.</text:p>
              </text:list-item>
              <text:list-item>
                <text:p text:style-name="P48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3251555811172698288" text:style-name="L25">
              <text:list-item>
                <text:p text:style-name="P49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9135012223379207896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6358942174972596750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5685252035486778690" text:style-name="L28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7524217014118584750" text:style-name="L29">
              <text:list-item>
                <text:p text:style-name="P53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649369399514992094" text:style-name="L30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1803092491485370827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6455419031421606472" text:style-name="L32">
              <text:list-item>
                <text:p text:style-name="P56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8671513550841409537" text:style-name="L33">
              <text:list-item>
                <text:p text:style-name="P57">開始　：　９：１０ 정도</text:p>
              </text:list-item>
              <text:list-item>
                <text:p text:style-name="P57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701711631165911958" text:style-name="L34">
              <text:list-item>
                <text:p text:style-name="P58">`貢石` 。두 명</text:p>
              </text:list-item>
              <text:list-item>
                <text:p text:style-name="P58">컨트롤러를 갓고 있었던 분은 `てつ` 라는 문자가 들어있는 씰을 헬벳에 붙이고 있다.</text:p>
              </text:list-item>
              <text:list-item>
                <text:p text:style-name="P58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805559749274385665" text:style-name="L35">
              <text:list-item>
                <text:p text:style-name="P59">바이브 두 명.</text:p>
              </text:list-item>
              <text:list-item>
                <text:p text:style-name="P59">내가 담당해던 분은 베트남인. 165 좀. 젊다.</text:p>
              </text:list-item>
              <text:list-item>
                <text:p text:style-name="P59">이전에도 본 적이 있을까. / 본 적이 있는 것 같은 느낌이 있다.</text:p>
              </text:list-item>
              <text:list-item>
                <text:p text:style-name="P59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794114403976153719" text:style-name="L36">
              <text:list-item>
                <text:p text:style-name="P60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0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743422668338457160" text:style-name="L37">
              <text:list-item>
                <text:p text:style-name="P61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785708786114402530" text:style-name="L38">
              <text:list-item>
                <text:p text:style-name="P62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5761587897419134398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644549611463596705" text:style-name="L40">
              <text:list-item>
                <text:p text:style-name="P64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6252837611990184324" text:style-name="L41">
              <text:list-item>
                <text:p text:style-name="P65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6633666637340761558" text:style-name="L42">
              <text:list-item>
                <text:p text:style-name="P66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2983796907699635599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013292056064184608" text:style-name="L44">
              <text:list-item>
                <text:p text:style-name="P68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290923088561566779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372299168706065739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5541877842406989498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125603258600908716" text:style-name="L48">
              <text:list-item>
                <text:p text:style-name="P72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970491143354486116" text:style-name="L49">
              <text:list-item>
                <text:p text:style-name="P73">開始　９：００무렵 이었을까.</text:p>
              </text:list-item>
              <text:list-item>
                <text:p text:style-name="P73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743810665334032191" text:style-name="L50">
              <text:list-item>
                <text:p text:style-name="P74">FUJITA</text:p>
              </text:list-item>
              <text:list-item>
                <text:p text:style-name="P74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236074301744168585" text:style-name="L51">
              <text:list-item>
                <text:p text:style-name="P75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925962234883357080" text:style-name="L52">
              <text:list-item>
                <text:p text:style-name="P76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635870111877519241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2347793818125999444" text:style-name="L54">
              <text:list-item>
                <text:p text:style-name="P78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613170636740531276" text:style-name="L55">
              <text:list-item>
                <text:p text:style-name="P79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1754234582319751974" text:style-name="L56">
              <text:list-item>
                <text:p text:style-name="P80">세 사람. 타설 담당은 두 사람. / 모두 키가 크다.</text:p>
              </text:list-item>
              <text:list-item>
                <text:p text:style-name="P80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378737908267239795" text:style-name="L57">
              <text:list-item>
                <text:p text:style-name="P81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283417791068250971" text:style-name="L58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314865904866528102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5831558433199231713" text:style-name="L60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6219620791327213806" text:style-name="L61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9112002056878707082" text:style-name="L62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683951866427482775" text:style-name="L63">
              <text:list-item>
                <text:p text:style-name="P8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6522950698016568092" text:style-name="L64">
              <text:list-item>
                <text:p text:style-name="P88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9054429043772487539" text:style-name="L65">
              <text:list-item>
                <text:p text:style-name="P89">開始　9시 무렵</text:p>
              </text:list-item>
              <text:list-item>
                <text:p text:style-name="P89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9177958625349883624" text:style-name="L66">
              <text:list-item>
                <text:p text:style-name="P90">10 톤. 회사명은 불명. 알아려고 하지 않았다.</text:p>
              </text:list-item>
              <text:list-item>
                <text:p text:style-name="P90">두 명. 모두 젊은 사람.</text:p>
              </text:list-item>
              <text:list-item>
                <text:p text:style-name="P90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5263082351666932669" text:style-name="L67">
              <text:list-item>
                <text:p text:style-name="P91">바이브 두 명. 세 명 이었던 때도 있었을까.</text:p>
              </text:list-item>
              <text:list-item>
                <text:p text:style-name="P91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4055565553495888062" text:style-name="L68">
              <text:list-item>
                <text:p text:style-name="P92">전기 본직 분 있을까. &lt;2&gt; 아사쿠사에서 오는다라고 한다.</text:p>
              </text:list-item>
              <text:list-item>
                <text:p text:style-name="P92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34631462804657146" text:style-name="L69">
              <text:list-item>
                <text:p text:style-name="P93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1163257297985874976" text:style-name="L70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2996572404886355776" text:style-name="L71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7194400470497038565" text:style-name="L72">
              <text:list-item>
                <text:p text:style-name="P96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4952946400476543039" text:style-name="L73">
              <text:list-item>
                <text:p text:style-name="P97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8729883654202370459" text:style-name="L74">
              <text:list-item>
                <text:p text:style-name="P9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1519585472917986324" text:style-name="L75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7919219760008554558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017503182369917864" text:style-name="L77">
              <text:list-item>
                <text:p text:style-name="P101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6064229573696859611" text:style-name="L78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8861134867328016949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592510187803132981" text:style-name="L80">
              <text:list-item>
                <text:p text:style-name="P104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2836953110126622408" text:style-name="L81">
              <text:list-item>
                <text:p text:style-name="P105">開始　：　10 시 지날 때.</text:p>
              </text:list-item>
              <text:list-item>
                <text:p text:style-name="P105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7590700037011672314" text:style-name="L82">
              <text:list-item>
                <text:p text:style-name="P106">3 명. 모두 일본 사람.</text:p>
              </text:list-item>
              <text:list-item>
                <text:p text:style-name="P106">호스를 잡고 있었던 사람. 젊은 사람. 20대 후방 정도 일까.</text:p>
              </text:list-item>
              <text:list-item>
                <text:p text:style-name="P106">호스 돌리기 담당. 약간 높은 나이의 사람. 60 대 전반 일까. 얼굴 피부는 얕은 검은 색. 얼굴 피부는 얕은 검은 색.</text:p>
              </text:list-item>
              <text:list-item>
                <text:p text:style-name="P106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058329842836266732" text:style-name="L83">
              <text:list-item>
                <text:p text:style-name="P107">내가 담당한 사람. 얼굴 윤곽은 사각형. 165 정도. </text:p>
              </text:list-item>
              <text:list-item>
                <text:p text:style-name="P107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7858447022112485868" text:style-name="L84">
              <text:list-item>
                <text:p text:style-name="P108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7906684833550750470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632945113844406220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6406191608361874604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5871335712037929100" text:style-name="L88">
              <text:list-item>
                <text:p text:style-name="P112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810942473478508407" text:style-name="L89">
              <text:list-item>
                <text:p text:style-name="P113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1661477431813271081" text:style-name="L90">
              <text:list-item>
                <text:p text:style-name="P114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8152019089001240191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6712703403596449322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9095435689536474320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8785569731504759895" text:style-name="L94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3103749845365705797" text:style-name="L95">
              <text:list-item>
                <text:p text:style-name="P11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177321257231929218" text:style-name="L96">
              <text:list-item>
                <text:p text:style-name="P120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0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3889316084176989373" text:style-name="L97">
              <text:list-item>
                <text:p text:style-name="P121">開始　： ９時半すぎ。</text:p>
              </text:list-item>
              <text:list-item>
                <text:p text:style-name="P121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4139262904857955981" text:style-name="L98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6151365254574849505" text:style-name="L99">
              <text:list-item>
                <text:p text:style-name="P123">세탁 담당 사람. 고령이라고 보인다.</text:p>
              </text:list-item>
              <text:list-item>
                <text:p text:style-name="P123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3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2858340194932054230" text:style-name="L100">
              <text:list-item>
                <text:p text:style-name="P124">젊은 사람. 30대 중반 정도 일까.</text:p>
              </text:list-item>
              <text:list-item>
                <text:p text:style-name="P124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3885144836613328642" text:style-name="L101">
              <text:list-item>
                <text:p text:style-name="P125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280847294218977608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4176801953550696487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7014771402051729839" text:style-name="L104">
              <text:list-item>
                <text:p text:style-name="P128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1121781342755477263" text:style-name="L105">
              <text:list-item>
                <text:p text:style-name="P129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7733185273443564838" text:style-name="L106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8869436714105257318" text:style-name="L107">
              <text:list-item>
                <text:p text:style-name="P131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969652658690884879" text:style-name="L108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4800437554010497753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816084894658861410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5887259217135770854" text:style-name="L111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1325734622306919233" text:style-name="L112">
              <text:list-item>
                <text:p text:style-name="P136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81</dc:date><text:p text:style-name="P316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1795622693408118447" text:style-name="L113">
              <text:list-item>
                <text:p text:style-name="P137">開始　：　9:15 경.</text:p>
              </text:list-item>
              <text:list-item>
                <text:p text:style-name="P137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7531095784851450769" text:style-name="L114">
              <text:list-item>
                <text:p text:style-name="P138">“KYOEI FUJITA”</text:p>
              </text:list-item>
              <text:list-item>
                <text:p text:style-name="P138">3 명. 한 사람은 일본인. / 타설 후반엔 베트남인 두 사람.</text:p>
              </text:list-item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6906322479245592027" text:style-name="L115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2006647336674591337" text:style-name="L116">
              <text:list-item>
                <text:p text:style-name="P140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921181028528703770" text:style-name="L117">
              <text:list-item>
                <text:p text:style-name="P141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6766253202132005026" text:style-name="L118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2587047567023341757" text:style-name="L119">
              <text:list-item>
                <text:p text:style-name="P143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3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4223021861888100140" text:style-name="L120">
              <text:list-item>
                <text:p text:style-name="P144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4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7534904914572422938" text:style-name="L121">
              <text:list-item>
                <text:p text:style-name="P145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1668514453981616997" text:style-name="L122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6067720526596492736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987283536759864186" text:style-name="L124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8098234294765939763" text:style-name="L125">
              <text:list-item>
                <text:p text:style-name="P149">현장 앞에 돗자리. 조깅하는 사람들, 때때로.</text:p>
              </text:list-item>
              <text:list-item>
                <text:p text:style-name="P149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4025219521483608892" text:style-name="L126">
              <text:list-item>
                <text:p text:style-name="P150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4283826901310725576" text:style-name="L127">
              <text:list-item>
                <text:p text:style-name="P15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4222200247608353734" text:style-name="L128">
              <text:list-item>
                <text:p text:style-name="P152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6860971933051186784" text:style-name="L129">
              <text:list-item>
                <text:p text:style-name="P153">開始 <text:s/>：　9시 지날 경.</text:p>
              </text:list-item>
              <text:list-item>
                <text:p text:style-name="P153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927411762670809496" text:style-name="L130">
              <text:list-item>
                <text:p text:style-name="P154">두 사람. 모두 고령 분.</text:p>
              </text:list-item>
              <text:list-item>
                <text:p text:style-name="P154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6422524281535460619" text:style-name="L131">
              <text:list-item>
                <text:p text:style-name="P155">한 사람을 제외해 다른 사람들은 모두 고령자 (라고 보였다.). </text:p>
              </text:list-item>
              <text:list-item>
                <text:p text:style-name="P155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5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1145308261743205742" text:style-name="L132">
              <text:list-item>
                <text:p text:style-name="P156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8860047485065752097" text:style-name="L133">
              <text:list-item>
                <text:p text:style-name="P157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4647917442976930118" text:style-name="L134">
              <text:list-item>
                <text:p text:style-name="P158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6475752899978594124" text:style-name="L135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4020766183047820977" text:style-name="L136">
              <text:list-item>
                <text:p text:style-name="P160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716902951950520749" text:style-name="L137">
              <text:list-item>
                <text:p text:style-name="P161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7106987901055484558" text:style-name="L138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085989858199820075" text:style-name="L139">
              <text:list-item>
                <text:p text:style-name="P163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8047354269834421542" text:style-name="L140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5634118464854596968" text:style-name="L141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272967707017867520" text:style-name="L142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3043630358983908362" text:style-name="L143">
              <text:list-item>
                <text:p text:style-name="P16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2865564686589635003" text:style-name="L144">
              <text:list-item>
                <text:p text:style-name="P168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2383196632970154193" text:style-name="L145">
              <text:list-item>
                <text:p text:style-name="P169">開始 <text:s/>9 시 무렵 일까. 아침례 후, 곧이 아니.</text:p>
              </text:list-item>
              <text:list-item>
                <text:p text:style-name="P169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3041706352080416335" text:style-name="L146">
              <text:list-item>
                <text:p text:style-name="P170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670269136320616895" text:style-name="L147">
              <text:list-item>
                <text:p text:style-name="P171">노란색 헬멧.</text:p>
              </text:list-item>
              <text:list-item>
                <text:p text:style-name="P171">직장 분 일까. 몸집. 콧수염. 안경을 쓰고 있었는지.</text:p>
                <text:list>
                  <text:list-item>
                    <text:p text:style-name="P171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6649802225359986614" text:style-name="L148">
              <text:list-item>
                <text:p text:style-name="P172">흰 처럼 색의 옷, 입고 있다.</text:p>
              </text:list-item>
              <text:list-item>
                <text:p text:style-name="P172">여름철의 에어컨 옷 일까.</text:p>
              </text:list-item>
              <text:list-item>
                <text:p text:style-name="P172">백발, 약간 있음. 뚱뚱한다.</text:p>
              </text:list-item>
              <text:list-item>
                <text:p text:style-name="P172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3354407439289795222" text:style-name="L149"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6843103358272563100" text:style-name="L150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352993996828755952" text:style-name="L151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6392409996915976848" text:style-name="L152">
              <text:list-item>
                <text:p text:style-name="P176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6935262798829238564" text:style-name="L153">
              <text:list-item>
                <text:p text:style-name="P177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114160398429234373" text:style-name="L154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8123909377880087555" text:style-name="L155">
              <text:list-item>
                <text:p text:style-name="P179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7864415314546778896" text:style-name="L156">
              <text:list-item>
                <text:p text:style-name="P180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5478585967026108696" text:style-name="L157">
              <text:list-item>
                <text:p text:style-name="P181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5839072766567394872" text:style-name="L158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356985617336669486" text:style-name="L159">
              <text:list-item>
                <text:p text:style-name="P183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5734317654573090000" text:style-name="L160">
              <text:list-item>
                <text:p text:style-name="P184">펌프차. 그의 팔. 팔 팁에 공기 튜브가 붙져있다.</text:p>
              </text:list-item>
              <text:list-item>
                <text:p text:style-name="P184">여기에 부딪치면, 튜브가 분리될 가능성. 그러자, 튜브 자체가 날아, 자신의 눈 등에 부딪힐 가능성. </text:p>
              </text:list-item>
              <text:list-item>
                <text:p text:style-name="P184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5769478433657685696" text:style-name="L161">
              <text:list-item>
                <text:p text:style-name="P185">開始　9시 정도에는 시작하고 있었는가.</text:p>
              </text:list-item>
              <text:list-item>
                <text:p text:style-name="P185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5999905762516479083" text:style-name="L162">
              <text:list-item>
                <text:p text:style-name="P186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5405148538041215991" text:style-name="L163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2368280557364210127" text:style-name="L164">
              <text:list-item>
                <text:p text:style-name="P188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2253310181795534523" text:style-name="L165">
              <text:list-item>
                <text:p text:style-name="P189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3503633367119338397" text:style-name="L166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5561214290848069653" text:style-name="L167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323801965184808556" text:style-name="L168">
              <text:list-item>
                <text:p text:style-name="P192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3148965300957711980" text:style-name="L169">
              <text:list-item>
                <text:p text:style-name="P193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5828000896782737137" text:style-name="L170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4730654624082061470" text:style-name="L171">
              <text:list-item>
                <text:p text:style-name="P195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451540490255345639" text:style-name="L172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112008319174499038" text:style-name="L173">
              <text:list-item>
                <text:p text:style-name="P197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8403752646489734200" text:style-name="L174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3026401694577923434" text:style-name="L175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306210709664162490" text:style-name="L176">
              <text:list-item>
                <text:p text:style-name="P200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8068590557642765541" text:style-name="L177">
              <text:list-item>
                <text:p text:style-name="P201">開始　：　１０時過ぎ</text:p>
              </text:list-item>
              <text:list-item>
                <text:p text:style-name="P201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543582605734604724" text:style-name="L178">
              <text:list-item>
                <text:p text:style-name="P202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7860709864235569240" text:style-name="L179">
              <text:list-item>
                <text:p text:style-name="P203">バイブの人。私の担当。６０過ぎか。老人の風貌。小柄。１６０少しか。（P1）</text:p>
              </text:list-item>
              <text:list-item>
                <text:p text:style-name="P203">もうひとり、１７５近くか。痩せている。職長さんか。（P2）</text:p>
              </text:list-item>
              <text:list-item>
                <text:p text:style-name="P203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7045637264226733490" text:style-name="L180">
              <text:list-item>
                <text:p text:style-name="P204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93350393054250443" text:style-name="L181">
              <text:list-item>
                <text:p text:style-name="P205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3823207566676079031" text:style-name="L182">
              <text:list-item>
                <text:p text:style-name="P206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6127558130526432977" text:style-name="L183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5397130342109868649" text:style-name="L184">
              <text:list-item>
                <text:p text:style-name="P208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1746658452632146905" text:style-name="L185">
              <text:list-item>
                <text:p text:style-name="P209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4775583717641863111" text:style-name="L186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8297599157179693883" text:style-name="L187">
              <text:list-item>
                <text:p text:style-name="P211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6160616345716342104" text:style-name="L188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5782122126559159286" text:style-name="L189">
              <text:list-item>
                <text:p text:style-name="P213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349060394112043297" text:style-name="L190">
              <text:list-item>
                <text:p text:style-name="P214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4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4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1552479436665009892" text:style-name="L191">
              <text:list-item>
                <text:p text:style-name="P21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6930628861059040583" text:style-name="L192">
              <text:list-item>
                <text:p text:style-name="P216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4804779045257623089" text:style-name="L193">
              <text:list-item>
                <text:p text:style-name="P217">開始</text:p>
              </text:list-item>
              <text:list-item>
                <text:p text:style-name="P217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7779367331948103051" text:style-name="L194">
              <text:list-item>
                <text:p text:style-name="P218">マルエス「工業」だったか。「マルエス」は、確か。カタカナ。</text:p>
              </text:list-item>
              <text:list-item>
                <text:p text:style-name="P218">2명. 모두 일본인. &lt;1&gt; 직장은 50대 겅도 일까. &lt;2&gt; 호스 담당자는 30대 중반 정도. 햇볕에 탄 얼굴.</text:p>
              </text:list-item>
              <text:list-item>
                <text:p text:style-name="P218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194713182901445192" text:style-name="L195">
              <text:list-item>
                <text:p text:style-name="P219">바이브 담당분, 2 명. &lt;1&gt; 내가 담당했던 분은 직장 일까.</text:p>
              </text:list-item>
              <text:list-item>
                <text:p text:style-name="P219">마지막, 갈아입을 끝마치고, 건물의 옆을 통할 때, 다른 한 토공분이 그 곳에서 있다.</text:p>
              </text:list-item>
              <text:list-item>
                <text:p text:style-name="P219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3184472835605343036" text:style-name="L196">
              <text:list-item>
                <text:p text:style-name="P220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1780093134256576683" text:style-name="L197">
              <text:list-item>
                <text:p text:style-name="P221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5237079457295551809" text:style-name="L198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2192795022842875806" text:style-name="L199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5511072475876017016" text:style-name="L200">
              <text:list-item>
                <text:p text:style-name="P224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8381582041886715537" text:style-name="L201">
              <text:list-item>
                <text:p text:style-name="P225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5977308131524997891" text:style-name="L202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8077523817267792221" text:style-name="L203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6847049244146362636" text:style-name="L204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2734074575468274803" text:style-name="L205">
              <text:list-item>
                <text:p text:style-name="P229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8403182573073933150" text:style-name="L206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8438049177373095962" text:style-name="L207">
              <text:list-item>
                <text:p text:style-name="P23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6168920357029336526" text:style-name="L208">
              <text:list-item>
                <text:p text:style-name="P232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4467768497166584492" text:style-name="L209">
              <text:list-item>
                <text:p text:style-name="P233">開始　9 시경.</text:p>
              </text:list-item>
              <text:list-item>
                <text:p text:style-name="P233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5250101352688533201" text:style-name="L210">
              <text:list-item>
                <text:p text:style-name="P234">(1) 2 며. 한 사람, 직장. 일본인. 다른 하나 분은 베트남인 일까.</text:p>
              </text:list-item>
              <text:list-item>
                <text:p text:style-name="P234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8543004903860055082" text:style-name="L211">
              <text:list-item>
                <text:p text:style-name="P235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8314659337131769780" text:style-name="L212">
              <text:list-item>
                <text:p text:style-name="P236">(1) 72 세. 자신이 말했다. 173 정도. &lt;1&gt; 말하는 모양, 표정. 치매증이 들어 있는 것일까라고 생각하고 있었다. </text:p>
              </text:list-item>
              <text:list-item>
                <text:p text:style-name="P236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3711510534432820192" text:style-name="L213">
              <text:list-item>
                <text:p text:style-name="P237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033090965354236895" text:style-name="L214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2040488458840606857" text:style-name="L215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7782639538802552696" text:style-name="L216">
              <text:list-item>
                <text:p text:style-name="P240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3956504932490206010" text:style-name="L217">
              <text:list-item>
                <text:p text:style-name="P241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240442491229802856" text:style-name="L218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2775695110960141709" text:style-name="L219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8696996668236355276" text:style-name="L220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4906981101416390062" text:style-name="L221">
              <text:list-item>
                <text:p text:style-name="P245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5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141807160720695531" text:style-name="L222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4115620815242792825" text:style-name="L223">
              <text:list-item>
                <text:p text:style-name="P247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6360061211081406508" text:style-name="L224">
              <text:list-item>
                <text:p text:style-name="P248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1021341791720890322" text:style-name="L225">
              <text:list-item>
                <text:p text:style-name="P249">開始 <text:s text:c="6"/>　9시 경.</text:p>
              </text:list-item>
              <text:list-item>
                <text:p text:style-name="P249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8014986777680187381" text:style-name="L226">
              <text:list-item>
                <text:p text:style-name="P250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50">다른 하나 젊은 사람에도 꾸중을 받고 있다.</text:p>
              </text:list-item>
              <text:list-item>
                <text:p text:style-name="P250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5865338339284705403" text:style-name="L227">
              <text:list-item>
                <text:p text:style-name="P251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8828140063615983867" text:style-name="L228">
              <text:list-item>
                <text:p text:style-name="P252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3511467569720290420" text:style-name="L229">
              <text:list-item>
                <text:p text:style-name="P253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4367196929267266230" text:style-name="L230">
              <text:list-item>
                <text:p text:style-name="P25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3100797804249882233" text:style-name="L231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5300211354314803298" text:style-name="L232">
              <text:list-item>
                <text:p text:style-name="P256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6959308673439009804" text:style-name="L233">
              <text:list-item>
                <text:p text:style-name="P257">野口씨. 담배를 피운다. 담배의 상표는 `BOHEM` 와 같은 명칭. 한국의 담배.</text:p>
              </text:list-item>
              <text:list-item>
                <text:p text:style-name="P257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339727989959527304" text:style-name="L234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698375558970323230" text:style-name="L235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8771345577497419894" text:style-name="L236">
              <text:list-item>
                <text:p text:style-name="P26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2645240700526982100" text:style-name="L237">
              <text:list-item>
                <text:p text:style-name="P261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1500452551736925520" text:style-name="L238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8175853434943992562" text:style-name="L239">
              <text:list-item>
                <text:p text:style-name="P26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5375393339090680632" text:style-name="L240">
              <text:list-item>
                <text:p text:style-name="P264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1227215084193556227" text:style-name="L273">
              <text:list-item>
                <text:p text:style-name="P295">開始　：　9시 지났을 경</text:p>
              </text:list-item>
              <text:list-item>
                <text:p text:style-name="P295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5074034071454708228" text:style-name="L241">
              <text:list-item>
                <text:p text:style-name="P265">OZAWA GROUP</text:p>
              </text:list-item>
              <text:list-item>
                <text:p text:style-name="P265">2 명. 모두 일본사람. &lt;1&gt; 작장인 듯한 사람. 목도리를 헬멧에 씌우고 있었다.</text:p>
              </text:list-item>
              <text:list-item>
                <text:p text:style-name="P265">다른 사람은 약간 작은 몸집. &lt;1&gt; 할복은 좋다.</text:p>
              </text:list-item>
              <text:list-item>
                <text:p text:style-name="P265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4853874651509649549" text:style-name="L242">
              <text:list-item>
                <text:p text:style-name="P266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6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974077604844911793" text:style-name="L243">
              <text:list-item>
                <text:p text:style-name="P267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3870254364624194297" text:style-name="L244">
              <text:list-item>
                <text:p text:style-name="P268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3462044875402065492" text:style-name="L245">
              <text:list-item>
                <text:p text:style-name="P269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220145175428257250" text:style-name="L246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5157401859842053778" text:style-name="L247">
              <text:list-item>
                <text:p text:style-name="P271">베트남의 사람 일까. 젊은 사람. 30대 후방 정도 일까. 차분한 말투의 사람. 50대 후방 일까.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2649360283352839468" text:style-name="L248">
              <text:list-item>
                <text:p text:style-name="P272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5118215432761484271" text:style-name="L249">
              <text:list-item>
                <text:p text:style-name="P273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6948365016545839157" text:style-name="L250">
              <text:list-item>
                <text:p text:style-name="P274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1770226229863983855" text:style-name="L251">
              <text:list-item>
                <text:p text:style-name="P275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4370251250216308977" text:style-name="L252">
              <text:list-item>
                <text:p text:style-name="P276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3642492979226038638" text:style-name="L253">
              <text:list-item>
                <text:p text:style-name="P277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888222728217751528" text:style-name="L254">
              <text:list-item>
                <text:p text:style-name="P278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3865653994234826021" text:style-name="L255">
              <text:list-item>
                <text:p text:style-name="P279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>@@@</text:p>
      <text:p text:style-name="P5"><text:soft-page-break/>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/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37794755" text:continue-list="list734419502329654350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6153561681023056937" text:style-name="L274">
              <text:list-item>
                <text:p text:style-name="P296"/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1430658469453983302" text:style-name="L275">
              <text:list-item>
                <text:p text:style-name="P297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8343779510556623672" text:style-name="L276">
              <text:list-item>
                <text:p text:style-name="P298"/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3761870185567491546" text:style-name="L277">
              <text:list-item>
                <text:p text:style-name="P29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5120590871249807578" text:style-name="L278">
              <text:list-item>
                <text:p text:style-name="P300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3838864901355915575" text:style-name="L279">
              <text:list-item>
                <text:p text:style-name="P301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2137588367293081058" text:style-name="L280">
              <text:list-item>
                <text:p text:style-name="P302"/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7186140375657924474" text:style-name="L281">
              <text:list-item>
                <text:p text:style-name="P30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8160602442044601519" text:style-name="L282">
              <text:list-item>
                <text:p text:style-name="P304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ext:soft-page-break/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1758624284947009742" text:style-name="L283">
              <text:list-item>
                <text:p text:style-name="P30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6003838524741885470" text:style-name="L284">
              <text:list-item>
                <text:p text:style-name="P30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5479970752552718075" text:style-name="L285">
              <text:list-item>
                <text:p text:style-name="P307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4250862356560209002" text:style-name="L286">
              <text:list-item>
                <text:p text:style-name="P308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6947115928377223084" text:style-name="L287">
              <text:list-item>
                <text:p text:style-name="P309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252100214721085772" text:style-name="L288">
              <text:list-item>
                <text:p text:style-name="P310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7791455" text:continue-list="list37794755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1875718301368752910" text:style-name="L256">
              <text:list-item>
                <text:p text:style-name="P28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<text:soft-page-break/>土工さん</text:p>
          </table:table-cell>
          <table:table-cell table:style-name="表13.C2" office:value-type="string">
            <text:list xml:id="list6419359052770997015" text:style-name="L257">
              <text:list-item>
                <text:p text:style-name="P28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2238797889973891102" text:style-name="L258">
              <text:list-item>
                <text:p text:style-name="P282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825876830800933320" text:style-name="L259">
              <text:list-item>
                <text:p text:style-name="P28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7000067025945184259" text:style-name="L260">
              <text:list-item>
                <text:p text:style-name="P28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3197475275648293039" text:style-name="L261">
              <text:list-item>
                <text:p text:style-name="P28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5529298686946072" text:style-name="L262">
              <text:list-item>
                <text:p text:style-name="P28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469632539535683322" text:style-name="L263">
              <text:list-item>
                <text:p text:style-name="P28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874105493064943135" text:style-name="L264">
              <text:list-item>
                <text:p text:style-name="P28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295341004372437868" text:style-name="L265">
              <text:list-item>
                <text:p text:style-name="P28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6551088658428013983" text:style-name="L266">
              <text:list-item>
                <text:p text:style-name="P29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2371777581625180231" text:style-name="L267">
              <text:list-item>
                <text:p text:style-name="P29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1235822362143515496" text:style-name="L268">
              <text:list-item>
                <text:p text:style-name="P29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909682401747989896" text:style-name="L269">
              <text:list-item>
                <text:p text:style-name="P29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9273500851586348" text:style-name="L270">
              <text:list-item>
                <text:p text:style-name="P294"/>
              </text:list-item>
            </text:list>
          </table:table-cell>
        </table:table-row>
      </table:table>
      <text:p text:style-name="P14"/>
      <text:p text:style-name="P4">[/ XXXX] </text:p>
      <text:p text:style-name="P14"><text:soft-page-break/></text:p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2533349931390826515" text:style-name="L271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6269871365211814069" text:style-name="L272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ext:soft-page-break/>
        <table:table-row>
          <table:table-cell table:style-name="表276.A5" office:value-type="string">
            <text:p text:style-name="P10"/>
          </table:table-cell>
        </table:table-row>
      </table:table>
      <text:list xml:id="list37790316" text:continue-numbering="true" text:style-name="L272">
        <text:list-item>
          <text:p text:style-name="P315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3-29T17:56:44.95</dc:date>
    <dc:creator>iwabuchi ken</dc:creator>
    <meta:editing-duration>P2DT16H31M38S</meta:editing-duration>
    <meta:editing-cycles>367</meta:editing-cycles>
    <meta:generator>OpenOffice/4.1.3$Win32 OpenOffice.org_project/413m1$Build-9783</meta:generator>
    <meta:document-statistic meta:table-count="19" meta:image-count="0" meta:object-count="0" meta:page-count="32" meta:paragraph-count="970" meta:word-count="10083" meta:character-count="16061"/>
  </office:meta>
</office:document-meta>
</file>